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9b628" officeooo:paragraph-rsid="0019b628"/>
    </style:style>
    <style:style style:name="P2" style:family="paragraph" style:parent-style-name="Standard">
      <style:text-properties fo:font-size="14pt" fo:font-weight="bold" officeooo:rsid="0019b628" officeooo:paragraph-rsid="0019b628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2pt" fo:font-weight="normal" officeooo:rsid="0019b628" officeooo:paragraph-rsid="0019b628" style:font-size-asian="10.5pt" style:font-weight-asian="normal" style:font-size-complex="12pt" style:font-weight-complex="normal"/>
    </style:style>
    <style:style style:name="P4" style:family="paragraph" style:parent-style-name="Standard">
      <style:text-properties fo:font-size="14pt" style:text-underline-style="none" fo:font-weight="bold" officeooo:rsid="0019b628" officeooo:paragraph-rsid="0019b628" style:font-size-asian="12.25pt" style:font-weight-asian="bold" style:font-size-complex="14pt" style:font-weight-complex="bold"/>
    </style:style>
    <style:style style:name="P5" style:family="paragraph" style:parent-style-name="Standard">
      <style:text-properties officeooo:paragraph-rsid="0019b628"/>
    </style:style>
    <style:style style:name="P6" style:family="paragraph" style:parent-style-name="Standard">
      <style:text-properties fo:font-size="12pt" fo:font-weight="normal" officeooo:rsid="0019b628" officeooo:paragraph-rsid="0019b628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a8ddf"/>
    </style:style>
    <style:style style:name="T3" style:family="text">
      <style:text-properties fo:font-size="12pt" fo:font-weight="normal" officeooo:rsid="0019b628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1a8ddf" style:font-size-asian="10.5pt" style:font-weight-asian="normal" style:font-size-complex="12pt" style:font-weight-complex="normal"/>
    </style:style>
    <style:style style:name="T5" style:family="text">
      <style:text-properties fo:font-size="12pt" fo:font-weight="normal" officeooo:rsid="001c6f55" style:font-size-asian="10.5pt" style:font-weight-asian="normal" style:font-size-complex="12pt" style:font-weight-complex="normal"/>
    </style:style>
    <style:style style:name="T6" style:family="text">
      <style:text-properties fo:font-size="12pt" fo:font-weight="bold" officeooo:rsid="001a8ddf" style:font-size-asian="10.5pt" style:font-weight-asian="bold" style:font-size-complex="12pt" style:font-weight-complex="bold"/>
    </style:style>
    <style:style style:name="T7" style:family="text">
      <style:text-properties fo:font-size="12pt" style:text-underline-style="solid" style:text-underline-width="auto" style:text-underline-color="font-color" fo:font-weight="normal" officeooo:rsid="0019b628" style:font-size-asian="10.5pt" style:font-weight-asian="normal" style:font-size-complex="12pt" style:font-weight-complex="normal"/>
    </style:style>
    <style:style style:name="T8" style:family="text">
      <style:text-properties fo:font-size="12pt" style:text-underline-style="solid" style:text-underline-width="auto" style:text-underline-color="font-color" fo:font-weight="normal" officeooo:rsid="001a8ddf" style:font-size-asian="10.5pt" style:font-weight-asian="normal" style:font-size-complex="12pt" style:font-weight-complex="normal"/>
    </style:style>
    <style:style style:name="T9" style:family="text">
      <style:text-properties fo:font-size="12pt" style:text-underline-style="solid" style:text-underline-width="auto" style:text-underline-color="font-color" fo:font-weight="bold" officeooo:rsid="001a8ddf" style:font-size-asian="10.5pt" style:font-weight-asian="bold" style:font-size-complex="12pt" style:font-weight-complex="bold"/>
    </style:style>
    <style:style style:name="T10" style:family="text">
      <style:text-properties fo:font-size="12pt" style:text-underline-style="none" fo:font-weight="normal" officeooo:rsid="0019b628" style:font-size-asian="10.5pt" style:font-weight-asian="normal" style:font-size-complex="12pt" style:font-weight-complex="normal"/>
    </style:style>
    <style:style style:name="T11" style:family="text">
      <style:text-properties fo:font-size="12pt" style:text-underline-style="none" fo:font-weight="normal" officeooo:rsid="001a8ddf" style:font-size-asian="10.5pt" style:font-weight-asian="normal" style:font-size-complex="12pt" style:font-weight-complex="normal"/>
    </style:style>
    <style:style style:name="T12" style:family="text">
      <style:text-properties fo:font-size="12pt" style:text-underline-style="none" fo:font-weight="bold" officeooo:rsid="001a8ddf" style:font-size-asian="10.5pt" style:font-weight-asian="bold" style:font-size-complex="12pt" style:font-weight-complex="bold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officeooo:rsid="001a8ddf"/>
    </style:style>
    <style:style style:name="T16" style:family="text">
      <style:text-properties officeooo:rsid="001c6f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( Victor )</text:p>
      <text:p text:style-name="P1"/>
      <text:p text:style-name="P2">— Containerization —</text:p>
      <text:p text:style-name="P4"/>
      <text:p text:style-name="P5"><text:span text:style-name="T10">→ </text:span><text:span text:style-name="T12">Containerization</text:span><text:span text:style-name="T11"> </text:span><text:span text:style-name="T14">refers to an </text:span><text:span text:style-name="T15">operating system</text:span><text:span text:style-name="T14"> feature in which the </text:span><text:span text:style-name="T15">kernel </text:span><text:span text:style-name="T14">allows the existence of multiple isolated </text:span><text:span text:style-name="T15">user-space</text:span><text:span text:style-name="T14"> instances.</text:span></text:p>
      <text:p text:style-name="P5"/>
      <text:p text:style-name="P3">→ A <text:span text:style-name="T1">Container</text:span> is a runtime instance of an image, it’s launched by running an image (which is an executable package that includes everything needed to run an application : the code, a runtime, librairies, environment variables, config files).</text:p>
      <text:p text:style-name="P3"/>
      <text:p text:style-name="P3">→ A <text:span text:style-name="T1">Container</text:span> runs natively on Linux and shares the kernel of the host machine of the host machine with other containers. It runs a discrete process, taking no more memory than any other executable, making it lightweight. (in contrary with Virtual Machines which provide an environment with more ressources that most applications need)</text:p>
      <text:p text:style-name="P3"/>
      <text:p text:style-name="P5"><text:span text:style-name="T3">→</text:span><text:span text:style-name="T5"> Containers </text:span>can <text:span text:style-name="T1">communicate</text:span> with each other through well-defined <text:span text:style-name="T1">channels</text:span>.</text:p>
      <text:p text:style-name="P3"/>
      <text:p text:style-name="P3">→ Container take only the space they nee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11:23:45.570817897</meta:creation-date>
    <dc:date>2019-02-07T13:21:13.826733939</dc:date>
    <meta:editing-duration>PT14M8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7" meta:word-count="135" meta:character-count="863" meta:non-whitespace-character-count="733"/>
  </office:meta>
</office:document-meta>
</file>